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1pt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11pt" fo:font-weight="bold"/>
    </style:style>
    <style:style style:name="P3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oBack"/>Candidate Profile</text:p>
      <text:p text:style-name="P3"> </text:p>
      <text:p text:style-name="P3"> </text:p>
      <text:p text:style-name="P1">Please provide a brief summary of your background including years of experience as it relates to this specific position you are applying for: </text:p>
      <text:p text:style-name="Text_20_body"> I have a recent experience with embedded Linux (2 years). Earlier I was System Engineer (2 years), BIOS Engineer (1 year), Bring up and Validation Engineer (10 year), Engineering manager (4 years), Hardware system designer (4 years).</text:p>
      <text:p text:style-name="Text_20_body"> </text:p>
      <text:p text:style-name="P1">What is your education?</text:p>
      <text:p text:style-name="Text_20_body"> BSC Computer Engineering</text:p>
      <text:p text:style-name="Text_20_body"> </text:p>
      <text:p text:style-name="P1">What is your status in the U.S?</text:p>
      <text:p text:style-name="Text_20_body"> US Citizen</text:p>
      <text:p text:style-name="Text_20_body"> </text:p>
      <text:p text:style-name="P1">Reason for wanting to leave current company?</text:p>
      <text:p text:style-name="Text_20_body"> The reason is because of a re-organization and management change.</text:p>
      <text:p text:style-name="Text_20_body"> </text:p>
      <text:p text:style-name="P1">Reasons for why you left each company?</text:p>
      <text:p text:style-name="Text_20_body"> I left companies because of better opportunities. </text:p>
      <text:p text:style-name="Text_20_body"> </text:p>
      <text:p text:style-name="P1">Current compensation package (Base salary and Bonus %)?</text:p>
      <text:p text:style-name="Text_20_body"> Currently at 145,000 per year plus bonus ~10% and benefits</text:p>
      <text:p text:style-name="Text_20_body"> </text:p>
      <text:p text:style-name="P1">Salary expectations?</text:p>
      <text:p text:style-name="Text_20_body"> Will consider all offers. I expect market salary.</text:p>
      <text:p text:style-name="Text_20_body"> </text:p>
      <text:p text:style-name="P1">When is the earliest you can start a position after an acceptance of an offer?</text:p>
      <text:p text:style-name="Text_20_body"> 1 week</text:p>
      <text:p text:style-name="Text_20_body"> </text:p>
      <text:p text:style-name="P1">What is your location?</text:p>
      <text:p text:style-name="Text_20_body"> San Jose CA</text:p>
      <text:p text:style-name="Text_20_body"> 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Lerman</meta:initial-creator>
    <meta:creation-date>2017-06-09T09:53:15.41</meta:creation-date>
    <meta:document-statistic meta:table-count="0" meta:image-count="0" meta:object-count="0" meta:page-count="1" meta:paragraph-count="31" meta:word-count="161" meta:character-count="997"/>
    <dc:date>2017-06-09T10:05:11.06</dc:date>
    <dc:creator>Michael Lerman</dc:creator>
    <meta:editing-duration>PT11M57S</meta:editing-duration>
    <meta:editing-cycles>1</meta:editing-cycles>
    <meta:generator>OpenOffice/4.1.3$Win32 OpenOffice.org_project/413m1$Build-9783</meta:generator>
  </office:meta>
</office:document-meta>
</file>